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General Visualization Tools</text:p>
      <text:p text:style-name="Text_20_body">nGraph provides serialization and deserialization facilities, along with the ability to create image formats or a PDF.</text:p>
      <text:p text:style-name="Text_20_body"><text:span text:style-name="Source_Text">NGRAPH_ENABLE_VISUALIZE_TRACING=1</text:span> enables visualization and generates graph visualization files.</text:p>
      <text:p text:style-name="Text_20_body">Note</text:p>
      <text:p text:style-name="Text_20_body">Using <text:span text:style-name="Source_Text">NGRAPH_ENABLE_VISUALIZE_TRACING=1</text:span> will affect performance.</text:p>
      <text:p text:style-name="Text_20_body">When visualization is enabled, <text:span text:style-name="Source_Text">svg</text:span> files for your graph get generated. The default format can be adjusted by setting the <text:span text:style-name="Source_Text">NGRAPH_VISUALIZE_TRACING_FORMAT</text:span> flag to another format, like PNG or PDF.</text:p>
      <text:p text:style-name="Text_20_body">Note</text:p>
      <text:p text:style-name="Text_20_body">Large graphs are usually not legible with formats like PDF.</text:p>
      <text:p text:style-name="Text_20_body">Large graphs may require additional work to get into a human-readable format. On the back end, very long edges will need to be cut to make (for example) a hard-to-render training graph tractable. This can be a tedious process, so incorporating the help of a rendering engine or third-party tool like one listed below may be useful.</text:p>
      <text:list text:style-name="L1">
        <text:list-item>
          <text:p text:style-name="P1"><text:a xlink:type="simple" xlink:href="https:gephi.org" office:name=""><text:span text:style-name="Definition">Gephi</text:span></text:a></text:p>
        </text:list-item>
        <text:list-item>
          <text:p text:style-name="P1"><text:a xlink:type="simple" xlink:href="https:cytoscape.org" office:name=""><text:span text:style-name="Definition">Cytoscape</text:span></text:a></text:p>
        </text:list-item>
        <text:list-item>
          <text:p text:style-name="P1"><text:a xlink:type="simple" xlink:href="https:github.com/lutzroeder/netron/blob/master/README.md" office:name=""><text:span text:style-name="Definition">Netr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neral Visualization Tools</dc:title>
  </office:meta>
</office:document-meta>
</file>